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lingDescriptiveMessagesTest.shouldMentionFinalAndObjectMethodsWhenMissingMock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MentionFinalAndObjectMethodsWhenVerify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shouldSayTooFewInvocationsInAtLeastMode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lingDescriptiveMessagesTest.shouldSayWantedButNotInvoked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lingDescriptiveMessagesTest.shouldScreamWhenNullPassedInsteadOfA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ay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shouldScreamWhenNonInterfacePa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ayUnstubbedMethodWasInvoked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lingDescriptiveMessagesTest.shouldScreamWhenExtraInterface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ayTooManyInvocation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lingDescriptiveMessagesTest.shouldSayTooFewInvocationsInAtLeas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shouldSayTooFew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makeSureStateIsValidatedInTheVeryFirstTestThanksToTheRu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ayTooMany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lingDescriptiveMessagesTest.shouldMentionSpiesWhenVoidMethodIsToldTo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shouldPointOutUnfinished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shouldSayWantedButNotInvo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clean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PointOutInteractionsOnMockWhenOrdinaryVerification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lingDescriptiveMessagesTest.shouldMentionFinalAndObjectMethodsWhenMisplacedArgumen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howExampleOfCorrectArgumentCaptu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lingDescriptiveMessagesTest.shouldShowActualAndExp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ellingDescriptiveMessagesTest.shouldScreamWhenExtraInterfacesIsANull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creamWhenExtraIsTheS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lingDescriptiveMessagesTest.shouldSayTooFewInvocationsIn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lingDescriptiveMessagesTest.shouldSayNeverWantedButInvokedHe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